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style:font-name="sans-serif" fo:font-size="12pt" style:text-underline-style="none" fo:font-weight="bold" style:font-size-asian="12pt" style:font-weight-asian="bold" style:font-size-complex="12pt" style:font-weight-complex="bold"/>
    </style:style>
    <style:style style:name="P2" style:family="paragraph" style:parent-style-name="Standard">
      <style:paragraph-properties fo:margin-top="0cm" fo:margin-bottom="0cm"/>
      <style:text-properties style:font-name="sans-serif" fo:font-size="14.25pt" style:text-underline-style="solid" style:text-underline-width="auto" style:text-underline-color="font-color"/>
    </style:style>
    <style:style style:name="P3" style:family="paragraph" style:parent-style-name="Standard">
      <style:paragraph-properties fo:margin-top="0cm" fo:margin-bottom="0cm"/>
      <style:text-properties style:font-name="sans-serif" fo:font-size="14.25pt" style:text-underline-style="none"/>
    </style:style>
    <style:style style:name="P4" style:family="paragraph" style:parent-style-name="Standard">
      <style:paragraph-properties fo:margin-top="0cm" fo:margin-bottom="0cm"/>
      <style:text-properties style:font-name="sans-serif" fo:font-size="11pt" style:text-underline-style="none" style:font-size-asian="11pt" style:font-size-complex="11pt"/>
    </style:style>
    <style:style style:name="P5" style:family="paragraph" style:parent-style-name="Standard">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6" style:family="paragraph" style:parent-style-name="Text_20_body">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7" style:family="paragraph" style:parent-style-name="Text_20_body">
      <style:paragraph-properties fo:margin-top="0cm" fo:margin-bottom="0cm" fo:text-align="start" style:justify-single-word="false"/>
      <style:text-properties style:font-name="sans-serif" fo:font-size="11pt" style:text-underline-style="none" fo:font-weight="normal" style:font-size-asian="11pt" style:font-weight-asian="normal" style:font-size-complex="11pt" style:font-weight-complex="normal"/>
    </style:style>
    <style:style style:name="P8" style:family="paragraph" style:parent-style-name="Standard" style:master-page-name="MP0">
      <style:paragraph-properties style:page-number="auto" fo:break-before="page"/>
    </style:style>
    <style:style style:name="P9" style:family="paragraph" style:parent-style-name="Standard">
      <style:paragraph-properties fo:margin-top="0cm" fo:margin-bottom="0cm"/>
      <style:text-properties style:font-name="sans-serif" fo:font-size="14.25pt" style:text-underline-style="none"/>
    </style:style>
    <style:style style:name="P10" style:family="paragraph" style:parent-style-name="Standard">
      <style:paragraph-properties fo:margin-top="0cm" fo:margin-bottom="0cm"/>
      <style:text-properties style:font-name="sans-serif" fo:font-size="11pt" style:text-underline-style="none"/>
    </style:style>
    <style:style style:name="P11" style:family="paragraph" style:parent-style-name="Standard">
      <style:paragraph-properties fo:margin-top="0cm" fo:margin-bottom="0cm"/>
      <style:text-properties style:font-name="sans-serif" fo:font-size="11pt" style:text-underline-style="none" style:font-size-asian="11pt" style:font-size-complex="11pt"/>
    </style:style>
    <style:style style:name="P12" style:family="paragraph" style:parent-style-name="Standard">
      <style:paragraph-properties fo:margin-top="0cm" fo:margin-bottom="0cm"/>
      <style:text-properties style:font-name="sans-serif" fo:font-size="12pt" style:text-underline-style="none" style:font-size-asian="12pt" style:font-size-complex="12pt"/>
    </style:style>
    <style:style style:name="P13" style:family="paragraph" style:parent-style-name="Standard">
      <style:paragraph-properties fo:margin-top="0cm" fo:margin-bottom="0cm"/>
      <style:text-properties style:font-name="Consolas" fo:font-size="10pt" style:text-underline-style="none" style:font-name-asian="Consolas" style:font-size-asian="10pt" style:font-name-complex="Consolas" style:font-size-complex="10pt"/>
    </style:style>
    <style:style style:name="P14" style:family="paragraph" style:parent-style-name="Standard">
      <style:paragraph-properties fo:margin-top="0cm" fo:margin-bottom="0cm"/>
      <style:text-properties style:font-name="Consolas" fo:font-size="10pt" style:font-size-asian="10pt" style:font-size-complex="10pt"/>
    </style:style>
    <style:style style:name="P15" style:family="paragraph" style:parent-style-name="Standard">
      <style:paragraph-properties fo:margin-top="0cm" fo:margin-bottom="0cm" fo:break-before="page"/>
      <style:text-properties style:font-name="sans-serif" fo:font-size="12pt" style:text-underline-style="none" style:font-size-asian="12pt" style:font-size-complex="12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17" style:family="paragraph" style:parent-style-name="Listenabsatz" style:list-style-name="L1"/>
    <style:style style:name="P18" style:family="paragraph" style:parent-style-name="Heading_20_2">
      <style:text-properties style:text-underline-style="none"/>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style:font-size-asian="11pt" style:font-size-complex="11pt"/>
    </style:style>
    <style:style style:name="T4" style:family="text">
      <style:text-properties fo:color="#000000"/>
    </style:style>
    <style:style style:name="T5" style:family="text">
      <style:text-properties fo:color="#000000" style:font-name-asian="Consolas" style:font-name-complex="Consolas"/>
    </style:style>
    <style:style style:name="T6" style:family="text">
      <style:text-properties fo:color="#000000" style:text-underline-style="none" style:font-name-asian="Consolas" style:font-name-complex="Consolas"/>
    </style:style>
    <style:style style:name="T7" style:family="text">
      <style:text-properties fo:color="#6a3e3e"/>
    </style:style>
    <style:style style:name="T8" style:family="text">
      <style:text-properties fo:color="#6a3e3e" style:font-name-asian="Consolas" style:font-name-complex="Consolas"/>
    </style:style>
    <style:style style:name="T9" style:family="text">
      <style:text-properties fo:color="#6a3e3e" style:text-underline-style="none" style:font-name-asian="Consolas" style:font-name-complex="Consolas"/>
    </style:style>
    <style:style style:name="T10" style:family="text">
      <style:text-properties fo:color="#7f0055" fo:font-weight="bold" style:font-weight-asian="bold" style:font-weight-complex="bold"/>
    </style:style>
    <style:style style:name="T11" style:family="text">
      <style:text-properties fo:color="#7f0055" style:text-underline-style="none" fo:font-weight="bold" style:font-name-asian="Consolas" style:font-weight-asian="bold" style:font-name-complex="Consolas" style:font-weight-complex="bold"/>
    </style:style>
    <style:style style:name="T12" style:family="text">
      <style:text-properties style:font-name="sans-serif" fo:font-size="11pt" style:text-underline-style="none" style:font-size-asian="11pt" style:font-size-complex="11pt"/>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6729518870637629372" text:style-name="L1">
        <text:list-item>
          <text:p text:style-name="P17">Alex Mantel <text:line-break/>Implementierung des Floyd-Warshall Algorithmus, Anpassung der GUI, Tests</text:p>
        </text:list-item>
        <text:list-item>
          <text:p text:style-name="P17">Daniel Hofmeister, <text:line-break/>Implementierung des Dijkstra Algorithmus, <text:s/>zufällige Graphgenerierung, Dokumentation, Tests</text:p>
        </text:list-item>
      </text:list>
      <text:p text:style-name="Standard"><text:span text:style-name="Absatz-Standardschriftart"><text:span text:style-name="T1">Quellenangaben</text:span></text:span>: <text:tab/></text:p>
      <text:p text:style-name="Standard"><text:span text:style-name="Absatz-Standardschriftart"><text:span text:style-name="T1">Bearbeitungszeitraum</text:span></text:span>: <text:tab/>Alex Mantel <text:tab/><text:tab/>? Stunden<text:line-break/><text:tab/><text:tab/><text:tab/><text:tab/>Daniel Hofmeister <text:tab/>25 Stunden</text:p>
      <text:p text:style-name="Standard"><text:span text:style-name="Absatz-Standardschriftart"><text:span text:style-name="T1">Aktueller Stand</text:span></text:span>: </text:p>
      <text:p text:style-name="Standard"/>
      <text:h text:style-name="P18" text:outline-level="2">Dokumentation:</text:h>
      <text:p text:style-name="P3">Algorithmus:<text:line-break/><text:span text:style-name="T2">Dijkstra Algorithmus:</text:span></text:p>
      <text:p text:style-name="P4">[1]Generell funktioniert dieser Algorithmus indem in einer Art Breitensuche der kürzeste Weg vom Startknoten zu allen anderen Knoten ermittelt wird bis man am Ziel angekommen ist. Dabei wird jedem Knoten über Laufe des Algorithmus ein „Vorgänger“ zugewiesen, der den kürzesten Vorknoten in Richtung Startknoten anzeigt. Auch erhalten alle Knoten einen „Distanzwert“, der die Distanz zwischen Knoten und Startknoten angibt. Zum Anfang setzen wir auch den Startknoten als „aktuellen Knoten“.</text:p>
      <text:p text:style-name="P4">[2]Man nimmt nun den aktuellen Knoten und sucht sich alle ausgehenden Kanten. Für jede Kante wird folgendes gemacht: Der andere Knoten der Kante wird zum „betrachtetem Knoten“. Nun ermittelt man die „potentielle Distanz“ zum „betrachtetem Knoten“, dafür rechnet man (Distanzwert des aktuellen Knotens + Gewicht der Kante). Nun überprüft man, ob die „potentielle Distanz“ größer ist als der „Distanzwert“ des „betrachtetem Knoten“. Ist dies nicht der Fall, oder steht noch gar nichts als Distanzwert, schreibt man die „potentielle Distanz“ in den „Distanzwert“ und der „Vorgänger“ wird der aktuelle Knoten. Der „betrachtete Knoten“ kommt nun in eine Liste mit dem Namen „offene Knoten“.</text:p>
      <text:p text:style-name="P4">[3]Hat man alle Kanten abgearbeitet, schiebt man den aktuellen Knoten in eine Liste „Angeschaute Knoten“ und bestimmt den neuen „aktuellen Knoten“. Diesen erhält man, indem man aus der Liste der „offenen Knoten“ den Knoten nimmt, der den geringsten Distanzwert hat. Man überprüft nun, ob der „aktuelle Knoten“ der gesuchte Zielknoten ist, ist das der Fall ist man fertig und man kann den Weg ausgeben indem man einfach vom Zielknoten aus über die Vorgänger zurück zum Startknoten alle Knoten ausgibt. Ist dies nicht der Fall, gehen wir mit dem neuen „aktuellem Knoten“ zurück zu [2] und wiederholen diesen Teil des Algorithmus so lange bis das Ziel gefunden wurde oder die Liste „offene Knoten“ leer ist. Ist zweiteres der Fall, so gibt es leider keinen Weg zwischen Start-und Zielknoten.</text:p>
      <text:p text:style-name="P10"><text:span text:style-name="T3"/></text:p>
      <text:p text:style-name="P12"><text:line-break/></text:p>
      <text:p text:style-name="P15">Zufällige Graphen Generierung:</text:p>
      <text:p text:style-name="P4">Man benötigt hierfür zwei Werte: [Anzahl der Knoten] und [Anzahl der Kanten].</text:p>
      <text:p text:style-name="P4">[1] Da die Benennung der Knoten hierbei egal sind (zufällig generierte Knoten haben keine Bedeutung die man als Knotennamen festsetzen könnte) kann man einfach Zahlen verwenden, von 1-[Anzahl der Knoten] und diese dem Graph zufügen.</text:p>
      <text:p text:style-name="P4">[2] Die Kanten werden erstellt, für jeden der zu erstellenden Kanten zwei zufällige der vorher erstellten Knoten wählt als Kantenquelle und Kantenziel. Nun wählt man eine zufällige Gewichtung und trägt Kante+Gewichtung in den Graphen ein.</text:p>
      <text:p text:style-name="P12"/>
      <text:p text:style-name="P3">Datenstrukturen:</text:p>
      <text:p text:style-name="P12">Dijkstra</text:p>
      <text:p text:style-name="P4">Zur Initalisierung benötigen wir neben des Graphen und des Ziel-und Startknoten auch zwei Sets und zwei Maps.</text:p>
      <text:p text:style-name="P4">Das erste Set ist für die „finished_nodes“, also die bereits vollständig abgehandelten Knoten und das zweite für die „open_nodes“, also die Knoten die in nächster Zeit angeschaut werden sollen.</text:p>
      <text:p text:style-name="P4">Mit den Maps stellen wir die Abbildung zwischen Knoten-Vorgänger und Knoten-Distanz dar. Es wäre denkbar gewesen nur eine Abbildung zu wählen, z.b. Map&lt;Vertex,Arraylist&lt;Object&gt;&gt;, wobei ArrayList[0] = vorgänger und ArrayList[1] = Distanz wäre, jedoch würde dies den Code unnötig komplizierter und weniger lesbar machen.</text:p>
      <text:p text:style-name="P3"/>
      <text:p text:style-name="P3">Implementierung:</text:p>
      <text:p text:style-name="P12">Dijkstra</text:p>
      <text:p text:style-name="P4">Der Algorithmus lies sich leicht in java umsetzen. Beim Vergleich der Distanzwerte musste man aufpassen, dass bei einem noch nicht initialisiertem Knoten der Wert auf null steht und man diese nicht mit einem Double vergleichen kann. Ein zufälligen Wert zu wählen wäre natürlich auch nicht sinnvoll da unter Umständen das Gewicht/die Distanz über diesem liegen könnte. Man kann jedoch einfach den MAX_DOUBLE verwenden um zu garantieren, dass bei einem nicht initialisiertem Knoten immer die potentielle Distanz eingetragen wird.</text:p>
      <text:p text:style-name="P4"/>
      <text:p text:style-name="P12">Zufällige Graph Generierung</text:p>
      <text:p text:style-name="P4">Die Erstellung der Sequenz (1-Anzahl_Knoten) für die Knoten ist ein kurzer Einzeiler.</text:p>
      <text:p text:style-name="P4">Bei der Ermittlung der Knoten für jede Kante suchen wir nicht nach einem zufälligem Knoten aus einer Liste (dies würde sowohl die Ermittlung einer Zufallszahl als auch den Zugriff auf ein Array/List erfordern), erstellen wir nur eine Zufallszahl im Bereich der Knoten, da wir eine so einfache Art der Knotenbenennung gewählt haben ist das ohne Probleme möglich. Man muss bei der Verwendung von Random nur aufpassen, dass z.b. bei Knoten=20:</text:p>
      <text:p text:style-name="P13"><text:span text:style-name="T4">Random </text:span><text:span text:style-name="T7">generator</text:span><text:span text:style-name="T4"> = </text:span><text:span text:style-name="T10">new</text:span><text:span text:style-name="T4"> Random();</text:span></text:p>
      <text:p text:style-name="P16"><text:span text:style-name="T5">Integer </text:span><text:span text:style-name="T8">i</text:span><text:span text:style-name="T5"> = </text:span><text:span text:style-name="T8">generator</text:span><text:span text:style-name="T5">.nextInt(Knoten);</text:span></text:p>
      <text:p text:style-name="P16"><text:span text:style-name="T12">einen Wert zwischen (und einschließlich) 0 und 20 liefert. Nun ist 0 aber kein Teil unserer Knoten, also rechnen wir am Ende noch +1 mit drauf. Dies gibt uns jedoch nun einen Wert zwischen 1 und 21, also müssen wir vom Knotenwert noch einen abziehen.</text:span></text:p>
      <text:p text:style-name="P14"><text:span text:style-name="T6">Random </text:span><text:span text:style-name="T9">generator</text:span><text:span text:style-name="T6"> = </text:span><text:span text:style-name="T11">new</text:span><text:span text:style-name="T6"> Random();</text:span></text:p>
      <text:p text:style-name="P14"><text:span text:style-name="T5">Integer </text:span><text:span text:style-name="T8">v_int1</text:span><text:span text:style-name="T5"> = </text:span><text:span text:style-name="T8">generator</text:span><text:span text:style-name="T5">.nextInt(</text:span><text:span text:style-name="T8">Knoten</text:span><text:span text:style-name="T5">-1)+1;</text:span></text:p>
      <text:p text:style-name="P4">Damit erhalten wir einen gewünschten Knoten. Auch bei der zufälligen Bestimmung des Gewichts muss man aufpassen, nicht 0 oder einen negativen Wert zu generieren.</text:p>
      <text:p text:style-name="P3"><text:soft-page-break/></text:p>
      <text:p text:style-name="P3">Tests:</text:p>
      <text:p text:style-name="P12">Dijstrka</text:p>
      <text:p text:style-name="P4">Einfache Tests für den Algorithmus wurden geschrieben.</text:p>
      <text:p text:style-name="P4"/>
      <text:p text:style-name="P12">Zufällige Graph Generierung</text:p>
      <text:p text:style-name="P4">Einfacher Test zur Überprüfung auf korrekte Kanten&amp;Knotenanzahl wurde geschrieben.</text:p>
      <text:p text:style-name="P3"/>
      <text:p text:style-name="P3"/>
      <text:p text:style-name="P3">Beantwortung der Fragen:</text:p>
      <text:p text:style-name="P2"/>
      <text:p text:style-name="P1">Was passiert, wenn Knotennamen mehrfach auftreten?</text:p>
      <text:p text:style-name="P6">Mehrfache Knotennamen werden ignoriert. Jeder Knoten muss einen einzigartigen (unique) Namen besitzen um ihn als Quell- oder Zielknoten von Kanten bestimmen zu können. Gäbe es zwei Knoten mit dem Namen "Node1" und einen Knoten "Node2" und man hätte eine Kante "Node1 -&gt; Node2" so würde nicht klar sein, von welchem der zwei "Node1"-Knoten diese Kante nun ausgeht. Auch eine Kante "Node1—Node1" zum Beispiel könnte in diesem Fall ein Loop in einem der beiden sein, oder eine Verbindung zwischen den beiden.</text:p>
      <text:p text:style-name="P1"/>
      <text:p text:style-name="P1">Wie unterscheidet sich der BFS für gerichtete und ungerichtete Graphen?</text:p>
      <text:p text:style-name="P5">Der Algorithmus wird auf seiden beider gleich aufgerufen. Man erstellt eine neue Instanz der Algorithmusimplementierung und uebergibt diesen im Konstruktor den Graphen.<text:line-break/>Die konzeptuellen Unterschiede wurden in Hilfsmethoden behandelt. Beispielsweise wenn man alle adjazenten, erreichbaren Knoten müssen wir zwischen gerichteten <text:s/>und ungerichteten unterscheiden. Bei einem ungerichteten Graphen erhalten wir alle adjazenten Knoten als „erreichbar“ wobei bei dem gerichteten Graphen wir nur von den ausgehenden Kanten, deren Ziele als „erreichbar“ einstufen können.</text:p>
      <text:p text:style-name="P5">Wir haben uns an den Implementationen anderer orientiert und eine Map aufgestellt, welche von String auf Integer abbildet. Die Strings stellen Knoten und die dazugehörigen Integer deren Bewertung dar.</text:p>
      <text:p text:style-name="P5">Bei der Ermittelung des kürzesten Weges muss zusätzlich bei den adjazenten Knoten unterschieden werden zwischen „erreichbar von“ und „nicht erreichbar von“. Damit ist gemeint, dass man beim Rückweg vom Ziel zum Startpunkt zwischen bei den Kanten geht. Bei einem ungerichteten ist dies wieder egal, da man immer vom Ziel ↔ Start kommt. Bei einem gerichteten müssen wir von den eingehenden Kanten den Startknoten nehmen.</text:p>
      <text:p text:style-name="P1"/>
      <text:p text:style-name="P1">Wie können Sie testen, dass Ihre Implementation auch für sehr große Graphen richtig ist?</text:p>
      <text:p text:style-name="P7">Es ist prinzipiell nicht möglich zu beweisen oder sicher zu stellen, dass eine Implentation für beliebig Große Graphen korrekt ist, da man früher oder später an Limits des Speichers oder des Prozessors stößt. Hat man bereits einen Algorithmus implementiert der sicher funktioniert, so kann man durch Vergleich der beiden Algorithmen seine eigene Implementation testen. Hierfür erstellt man zufällige Graphen, lässt beide Algorithmen über Sie laufen und vergleicht anschließend die Ergebni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meta:creation-date>2011-07-05T12:37:00Z</meta:creation-date>
    <dc:date>2014-11-04T18:04:23.36</dc:date>
    <meta:editing-cycles>21</meta:editing-cycles>
    <meta:editing-duration>PT3H45M25S</meta:editing-duration>
    <dc:creator>Daniel H</dc:creator>
    <meta:document-statistic meta:table-count="0" meta:image-count="0" meta:object-count="0" meta:page-count="3" meta:paragraph-count="48" meta:word-count="1142" meta:character-count="7871"/>
    <meta:template xlink:type="simple" xlink:actuate="onRequest" xlink:title="" xlink:href="../PFormal.odt/Normal.dotm"/>
  </office:meta>
</office:document-meta>
</file>